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11in" loext:contextual-spacing="false" fo:text-align="justify" style:justify-single-word="false"/>
    </style:style>
    <style:style style:name="P2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3" style:family="paragraph" style:parent-style-name="Standard" style:master-page-name="Standard">
      <style:paragraph-properties fo:margin-top="0in" fo:margin-bottom="0in" loext:contextual-spacing="false" fo:line-height="100%" fo:text-align="justify" style:justify-single-word="false" style:page-number="1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6.2638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jdgxs"/><text:span text:style-name="T1">ЗАО «Калуга Астрал»</text:span></text:p>
      <text:p text:style-name="P2"><text:span text:style-name="T1">Отдел перспективных разработок</text:span></text:p>
      <text:p text:style-name="P2"><text:span text:style-name="T1">Тестовое задание</text:span></text:p>
      <text:p text:style-name="P2"/>
      <text:p text:style-name="P1"><text:span text:style-name="T2">Реализовать систему администрирования отеля.</text:span></text:p>
      <text:p text:style-name="P1"><text:span text:style-name="T3">Требования к функционалу:</text:span></text:p>
      <text:p text:style-name="P1">1) Система должна представлять собой web-приложение, имеющее страницу авторизации и страницу администрирования.</text:p>
      <text:p text:style-name="P1">2) В БД системы должна иметься таблица пользователей, содержащая логины и хэши паролей.</text:p>
      <text:p text:style-name="P1">3) Страница администрирования должна содержать таблицу номеров отеля с возможностью поиска и сортировки по различным полям.</text:p>
      <text:p text:style-name="P1">4) Должна иметься операция заселения в номер при которой создается новая запись о посетителе с датой въезда.</text:p>
      <text:p text:style-name="P1">5) Должна иметься операция выезда из номера, при которой номер освобождается и подсчитывается оплата в зависимости от типа номера, количества мест и времени.</text:p>
      <text:p text:style-name="P1"/>
      <text:p text:style-name="P1"><text:span text:style-name="T3">Требования к предметной области: </text:span></text:p>
      <text:p text:style-name="P1">В отеле имеется определенное количество номеров. У каждого номера имеется: вместимость - количество человек, которое может в нем проживать, тип - стандартный, полулюкс и люкс, состояние - занят или не занят и т.п. </text:p>
      <text:p text:style-name="P1">При въезде в номер создается запись в таблице Посетитель, которая содержит ФИО въезжающего, дату въезда и дату выезда.</text:p>
      <text:p text:style-name="P1">Для системы авторизации должна иметься таблица пользователей, содержащая логин и хэш пароля.</text:p>
      <text:p text:style-name="P1">Другие сущности могут создаваться на усмотрение.</text:p>
      <text:p text:style-name="P1"/>
      <text:p text:style-name="P1"><text:span text:style-name="T3">Требования к технической стороне:</text:span></text:p>
      <text:p text:style-name="P1">Система должна быть реализована с использованием ASP.NET Core, для системы авторизации необходимо использовать Identity, для работы с БД ORM Entity Framework Core. Желательно проектировать api с учетом REST. Клиентская сторона (frontend) на усмотрение. Дополнительный функционал приветствует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6.2638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7" meta:word-count="209" meta:character-count="1552" meta:non-whitespace-character-count="1358"/>
    <meta:generator>LibreOfficeDev/6.0.5.2$Linux_X86_64 LibreOffice_project/</meta:generator>
  </office:meta>
</office:document-meta>
</file>